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hort.valueOf( java . lang . String var0 , in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hort.byt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hort.compareTo( java . lang . Shor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hort.compareTo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hort.decode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hort.valueOf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hort.long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hort.floa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hort.toString( shor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hort.Short( shor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hort.parseShort( java . lang . String var0 , in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hort.shor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hort.Short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hor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hort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hort.equals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hort.parseShort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hort.doubl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hort.in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